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86cm" fo:min-width="0.712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23cm" fo:min-width="1.28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928cm" fo:min-width="2.327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4.45cm" fo:min-width="0cm"/>
    </style:style>
    <style:style style:name="gr5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ashed_20__28_var_29_" svg:stroke-width="0.106cm" svg:stroke-color="#80008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6.65cm" fo:min-width="13.1cm"/>
    </style:style>
    <style:style style:name="gr8" style:family="graphic" style:parent-style-name="standard">
      <style:graphic-properties svg:stroke-color="#000000" draw:fill="solid" draw:fill-color="#dde8cb" draw:opacity="100%" draw:textarea-horizontal-align="justify" draw:textarea-vertical-align="middle" draw:auto-grow-height="false" fo:min-height="1.523cm" fo:min-width="1.286cm" draw:shadow="hidden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dde8cb" draw:opacity="100%"/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.212cm" svg:height="0.836cm" draw:transform="rotate (1.5707963267949) translate (6.036cm 18.926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5.2cm 18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4.309cm 17.026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4.1cm 14.401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5" draw:text-style-name="P3" draw:layer="layout" svg:x1="5.05cm" svg:y1="15.8cm" svg:x2="5.05cm" svg:y2="15.3cm">
              <text:p/>
            </draw:line>
            <draw:line draw:style-name="gr5" draw:text-style-name="P3" draw:layer="layout" svg:x1="4.8cm" svg:y1="15.55cm" svg:x2="5.3cm" svg:y2="15.55cm">
              <text:p/>
            </draw:line>
            <draw:line draw:style-name="gr5" draw:text-style-name="P3" draw:layer="layout" svg:x1="4.873cm" svg:y1="15.727cm" svg:x2="5.227cm" svg:y2="15.373cm">
              <text:p/>
            </draw:line>
            <draw:line draw:style-name="gr5" draw:text-style-name="P3" draw:layer="layout" svg:x1="5.227cm" svg:y1="15.727cm" svg:x2="4.873cm" svg:y2="15.373cm">
              <text:p/>
            </draw:line>
          </draw:g>
          <draw:line draw:style-name="gr6" draw:text-style-name="P4" draw:layer="layout" svg:x1="3.6cm" svg:y1="19.8cm" svg:x2="5cm" svg:y2="15.6cm">
            <text:p/>
          </draw:line>
          <draw:g>
            <draw:g>
              <draw:custom-shape draw:style-name="gr1" draw:text-style-name="P1" draw:layer="layout" svg:width="1.212cm" svg:height="0.836cm" draw:transform="rotate (1.5707963267949) translate (12.936cm 18.926cm)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2.524cm" svg:height="2.507cm" draw:transform="rotate (1.5707963267949) translate (12.1cm 18.11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" draw:text-style-name="P2" draw:layer="layout" svg:width="2.827cm" svg:height="4.178cm" draw:transform="rotate (1.5707963267949) translate (11.309cm 17.026cm)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303cm" svg:height="4.7cm" draw:transform="rotate (1.5707963267949) translate (11.1cm 14.401cm)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5" draw:text-style-name="P3" draw:layer="layout" svg:x1="13.2cm" svg:y1="15.226cm" svg:x2="13.2cm" svg:y2="14.726cm">
                <text:p/>
              </draw:line>
              <draw:line draw:style-name="gr5" draw:text-style-name="P3" draw:layer="layout" svg:x1="12.95cm" svg:y1="14.976cm" svg:x2="13.45cm" svg:y2="14.976cm">
                <text:p/>
              </draw:line>
              <draw:line draw:style-name="gr5" draw:text-style-name="P3" draw:layer="layout" svg:x1="13.023cm" svg:y1="15.153cm" svg:x2="13.377cm" svg:y2="14.799cm">
                <text:p/>
              </draw:line>
              <draw:line draw:style-name="gr5" draw:text-style-name="P3" draw:layer="layout" svg:x1="13.377cm" svg:y1="15.153cm" svg:x2="13.023cm" svg:y2="14.799cm">
                <text:p/>
              </draw:line>
            </draw:g>
            <draw:line draw:style-name="gr6" draw:text-style-name="P4" draw:layer="layout" svg:x1="9cm" svg:y1="20.1cm" svg:x2="13.2cm" svg:y2="15cm">
              <text:p/>
            </draw:line>
          </draw:g>
          <draw:custom-shape draw:style-name="gr7" draw:text-style-name="P3" draw:layer="layout" svg:width="13.6cm" svg:height="6.9cm" svg:x="3cm" svg:y="13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212cm" svg:height="0.836cm" draw:transform="rotate (1.5707963267949) translate (6.036cm 5.9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5.2cm 5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12cm" svg:height="0.836cm" draw:transform="rotate (1.5707963267949) translate (10.636cm 5.9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9.8cm 5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4.309cm 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4.1cm 1.375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2.827cm" svg:height="4.178cm" draw:transform="rotate (1.5707963267949) translate (9.009cm 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8.8cm 1.375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6" draw:text-style-name="P4" draw:layer="layout" svg:x1="8.2cm" svg:y1="6.9cm" svg:x2="7.6cm" svg:y2="2.3cm">
            <text:p/>
          </draw:line>
          <draw:line draw:style-name="gr6" draw:text-style-name="P4" draw:layer="layout" svg:x1="7.6cm" svg:y1="2.2cm" svg:x2="10.7cm" svg:y2="2cm">
            <text:p/>
          </draw:line>
          <draw:g>
            <draw:line draw:style-name="gr5" draw:text-style-name="P3" draw:layer="layout" svg:x1="10.9cm" svg:y1="2.2cm" svg:x2="10.9cm" svg:y2="1.7cm">
              <text:p/>
            </draw:line>
            <draw:line draw:style-name="gr5" draw:text-style-name="P3" draw:layer="layout" svg:x1="10.65cm" svg:y1="1.95cm" svg:x2="11.15cm" svg:y2="1.95cm">
              <text:p/>
            </draw:line>
            <draw:line draw:style-name="gr5" draw:text-style-name="P3" draw:layer="layout" svg:x1="10.723cm" svg:y1="2.127cm" svg:x2="11.077cm" svg:y2="1.773cm">
              <text:p/>
            </draw:line>
            <draw:line draw:style-name="gr5" draw:text-style-name="P3" draw:layer="layout" svg:x1="11.077cm" svg:y1="2.127cm" svg:x2="10.723cm" svg:y2="1.773cm">
              <text:p/>
            </draw:line>
          </draw:g>
          <draw:g>
            <draw:line draw:style-name="gr5" draw:text-style-name="P3" draw:layer="layout" svg:x1="7.55cm" svg:y1="2.5cm" svg:x2="7.55cm" svg:y2="2cm">
              <text:p/>
            </draw:line>
            <draw:line draw:style-name="gr5" draw:text-style-name="P3" draw:layer="layout" svg:x1="7.3cm" svg:y1="2.25cm" svg:x2="7.8cm" svg:y2="2.25cm">
              <text:p/>
            </draw:line>
            <draw:line draw:style-name="gr5" draw:text-style-name="P3" draw:layer="layout" svg:x1="7.373cm" svg:y1="2.427cm" svg:x2="7.727cm" svg:y2="2.073cm">
              <text:p/>
            </draw:line>
            <draw:line draw:style-name="gr5" draw:text-style-name="P3" draw:layer="layout" svg:x1="7.727cm" svg:y1="2.427cm" svg:x2="7.373cm" svg:y2="2.073cm">
              <text:p/>
            </draw:line>
          </draw:g>
          <draw:custom-shape draw:style-name="gr7" draw:text-style-name="P3" draw:layer="layout" svg:width="13.6cm" svg:height="6.9cm" svg:x="2.1cm" svg:y="0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1" draw:text-style-name="P1" draw:layer="layout" svg:width="1.212cm" svg:height="0.836cm" draw:transform="rotate (1.5707963267949) translate (19.936cm 10.298cm)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2.524cm" svg:height="2.507cm" draw:transform="rotate (1.5707963267949) translate (19.1cm 9.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" draw:text-style-name="P1" draw:layer="layout" svg:width="1.212cm" svg:height="0.836cm" draw:transform="rotate (1.5707963267949) translate (24.536cm 10.298cm)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2.524cm" svg:height="2.507cm" draw:transform="rotate (1.5707963267949) translate (23.7cm 9.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" draw:text-style-name="P2" draw:layer="layout" svg:width="2.827cm" svg:height="4.178cm" draw:transform="rotate (1.5707963267949) translate (18.209cm 8.398cm)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303cm" svg:height="4.7cm" draw:transform="rotate (1.5707963267949) translate (18cm 5.773cm)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2.827cm" svg:height="4.178cm" draw:transform="rotate (1.5707963267949) translate (22.909cm 8.398cm)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303cm" svg:height="4.7cm" draw:transform="rotate (1.5707963267949) translate (22.7cm 5.773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4" draw:layer="layout" svg:x1="21.9cm" svg:y1="6.272cm" svg:x2="24.6cm" svg:y2="6.398cm">
              <text:p/>
            </draw:line>
            <draw:g>
              <draw:line draw:style-name="gr5" draw:text-style-name="P3" draw:layer="layout" svg:x1="24.8cm" svg:y1="6.598cm" svg:x2="24.8cm" svg:y2="6.098cm">
                <text:p/>
              </draw:line>
              <draw:line draw:style-name="gr5" draw:text-style-name="P3" draw:layer="layout" svg:x1="24.55cm" svg:y1="6.348cm" svg:x2="25.05cm" svg:y2="6.348cm">
                <text:p/>
              </draw:line>
              <draw:line draw:style-name="gr5" draw:text-style-name="P3" draw:layer="layout" svg:x1="24.623cm" svg:y1="6.525cm" svg:x2="24.977cm" svg:y2="6.171cm">
                <text:p/>
              </draw:line>
              <draw:line draw:style-name="gr5" draw:text-style-name="P3" draw:layer="layout" svg:x1="24.977cm" svg:y1="6.525cm" svg:x2="24.623cm" svg:y2="6.171cm">
                <text:p/>
              </draw:line>
            </draw:g>
            <draw:g>
              <draw:line draw:style-name="gr5" draw:text-style-name="P3" draw:layer="layout" svg:x1="21.85cm" svg:y1="6.472cm" svg:x2="21.85cm" svg:y2="5.972cm">
                <text:p/>
              </draw:line>
              <draw:line draw:style-name="gr5" draw:text-style-name="P3" draw:layer="layout" svg:x1="21.6cm" svg:y1="6.222cm" svg:x2="22.1cm" svg:y2="6.222cm">
                <text:p/>
              </draw:line>
              <draw:line draw:style-name="gr5" draw:text-style-name="P3" draw:layer="layout" svg:x1="21.673cm" svg:y1="6.399cm" svg:x2="22.027cm" svg:y2="6.045cm">
                <text:p/>
              </draw:line>
              <draw:line draw:style-name="gr5" draw:text-style-name="P3" draw:layer="layout" svg:x1="22.027cm" svg:y1="6.399cm" svg:x2="21.673cm" svg:y2="6.045cm">
                <text:p/>
              </draw:line>
            </draw:g>
            <draw:path draw:style-name="gr8" draw:text-style-name="P5" draw:layer="layout" svg:width="2.507cm" svg:height="1.432cm" svg:x="19.092cm" svg:y="6.939cm" svg:viewBox="0 0 2508 1433" svg:d="M11 1433c-7-56-11-113-11-170 0-222 58-440 168-632s268-351 459-462 407-169 627-169 436 58 627 169 349 270 459 462 168 410 168 632c0 57-4 114-11 170z">
              <text:p/>
            </draw:path>
            <draw:line draw:style-name="gr6" draw:text-style-name="P4" draw:layer="layout" svg:x1="21.1cm" svg:y1="7.172cm" svg:x2="21.8cm" svg:y2="6.272cm">
              <text:p/>
            </draw:line>
          </draw:g>
          <draw:custom-shape draw:style-name="gr7" draw:text-style-name="P3" draw:layer="layout" svg:width="13.6cm" svg:height="6.9cm" svg:x="16cm" svg:y="4.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5T13:23:46.716004140</meta:creation-date>
    <dc:date>2020-06-05T14:00:51.318791124</dc:date>
    <meta:editing-duration>PT14M31S</meta:editing-duration>
    <meta:editing-cycles>2</meta:editing-cycles>
    <meta:generator>LibreOffice/6.4.4.2$Linux_X86_64 LibreOffice_project/706abf8817d63c225da2eaeb9c9523a7d4d3595c</meta:generator>
    <meta:document-statistic meta:object-count="81"/>
  </office:meta>
</office:document-meta>
</file>